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1f4a35" officeooo:paragraph-rsid="001f4a35"/>
    </style:style>
    <style:style style:name="P2" style:family="paragraph" style:parent-style-name="Standard">
      <style:text-properties style:font-name="Courier New" fo:font-weight="bold" officeooo:rsid="001f4a35" officeooo:paragraph-rsid="001f4a35" style:font-weight-asian="bold" style:font-weight-complex="bold"/>
    </style:style>
    <style:style style:name="P3" style:family="paragraph" style:parent-style-name="Standard">
      <style:text-properties style:font-name="Courier New" fo:font-weight="normal" officeooo:rsid="001f4a35" officeooo:paragraph-rsid="001f4a35" style:font-weight-asian="normal" style:font-weight-complex="normal"/>
    </style:style>
    <style:style style:name="P4" style:family="paragraph" style:parent-style-name="Standard">
      <style:text-properties style:font-name="Courier New" fo:font-weight="bold" officeooo:rsid="0020281e" officeooo:paragraph-rsid="0020281e" style:font-weight-asian="bold" style:font-weight-complex="bold"/>
    </style:style>
    <style:style style:name="P5" style:family="paragraph" style:parent-style-name="Standard">
      <style:text-properties style:font-name="Courier New" fo:font-weight="normal" officeooo:rsid="0020281e" officeooo:paragraph-rsid="0020281e" style:font-weight-asian="normal" style:font-weight-complex="normal"/>
    </style:style>
    <style:style style:name="P6" style:family="paragraph" style:parent-style-name="Standard">
      <style:text-properties style:font-name="Courier New" fo:font-weight="normal" officeooo:rsid="001f4a35" officeooo:paragraph-rsid="0021591e" style:font-weight-asian="normal" style:font-weight-complex="normal"/>
    </style:style>
    <style:style style:name="P7" style:family="paragraph" style:parent-style-name="Standard">
      <style:text-properties style:font-name="Courier New" fo:font-weight="normal" officeooo:rsid="0020281e" officeooo:paragraph-rsid="0021591e" style:font-weight-asian="normal" style:font-weight-complex="normal"/>
    </style:style>
    <style:style style:name="P8" style:family="paragraph" style:parent-style-name="Standard">
      <style:text-properties style:font-name="Courier New" fo:font-weight="normal" officeooo:rsid="0021591e" officeooo:paragraph-rsid="0021591e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style:text-underline-style="dotted" style:text-underline-width="auto" style:text-underline-color="font-color"/>
    </style:style>
    <style:style style:name="T5" style:family="text">
      <style:text-properties style:text-underline-style="dotted" style:text-underline-width="auto" style:text-underline-color="font-color" officeooo:rsid="0021591e"/>
    </style:style>
    <style:style style:name="T6" style:family="text">
      <style:text-properties officeooo:rsid="002159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9</text:p>
      <text:p text:style-name="P1">Tema 4 .Transformación Modelo Relacional</text:p>
      <text:p text:style-name="P1">Curso <text:s/>25/26</text:p>
      <text:p text:style-name="P1"/>
      <text:p text:style-name="P2">1. Regla de transformación de entidades y atributos</text:p>
      <text:p text:style-name="P2"/>
      <text:p text:style-name="P3">Maquinas(<text:span text:style-name="T1">#id</text:span><text:span text:style-name="T2">, nombre, fehca_compra, valor</text:span>)</text:p>
      <text:p text:style-name="P3">Talleres(<text:span text:style-name="T1">#id</text:span><text:span text:style-name="T2">, nombre, función</text:span>)</text:p>
      <text:p text:style-name="P3">Empleados(<text:span text:style-name="T1">#id</text:span><text:span text:style-name="T2">, nombre apellidos, </text:span><text:span text:style-name="T3">dni</text:span>)</text:p>
      <text:p text:style-name="P3">Parte_produccion(<text:span text:style-name="T1">#id,</text:span><text:span text:style-name="T2"> </text:span><text:span text:style-name="T3">num_parte</text:span><text:span text:style-name="T2">, fecha_emision, fecha_final, coste_total</text:span>)</text:p>
      <text:p text:style-name="P3">Articulos(<text:span text:style-name="T1">#id,</text:span><text:span text:style-name="T2"> nombre, modelo, coste, precio</text:span>)</text:p>
      <text:p text:style-name="P3"/>
      <text:p text:style-name="P2">2. Regla de transformacion relaciones M:N</text:p>
      <text:p text:style-name="P4">(copio y pego el resultado de la seccion anterior)</text:p>
      <text:p text:style-name="P2"/>
      <text:p text:style-name="P3">Maquinas(<text:span text:style-name="T1">#id</text:span><text:span text:style-name="T2">, nombre, fehca_compra, valor</text:span>)</text:p>
      <text:p text:style-name="P3">Talleres(<text:span text:style-name="T1">#id</text:span><text:span text:style-name="T2">, nombre, función</text:span>)</text:p>
      <text:p text:style-name="P3">Empleados(<text:span text:style-name="T1">#id</text:span><text:span text:style-name="T2">, nombre apellidos, </text:span><text:span text:style-name="T3">dni</text:span>)</text:p>
      <text:p text:style-name="P3">Parte_produccion(<text:span text:style-name="T1">#id,</text:span><text:span text:style-name="T2"> </text:span><text:span text:style-name="T3">num_parte</text:span><text:span text:style-name="T2">, fecha_emision, fecha_final, coste_total</text:span>)</text:p>
      <text:p text:style-name="P3">Articulos(<text:span text:style-name="T1">#id,</text:span><text:span text:style-name="T2"> nombre, modelo, coste, precio</text:span>)</text:p>
      <text:p text:style-name="P3"/>
      <text:p text:style-name="P5">maquina_usa_taller(<text:span text:style-name="T1">#maquina taller, #taller id,</text:span><text:span text:style-name="T2"> inicio, fin, tiempo-d</text:span>)</text:p>
      <text:p text:style-name="P5"><text:tab/>maquina_id → Maquinas(NOT NULL,BR, MR)</text:p>
      <text:p text:style-name="P5"><text:tab/>taller_id → Talleres(NOT NULL, BR, MR)</text:p>
      <text:p text:style-name="P5">taller_realiza_parte(<text:span text:style-name="T1">#taller id, #parte id</text:span>)</text:p>
      <text:p text:style-name="P5"><text:tab/>taller_id → talleres(NOT NULL, BR, MR)</text:p>
      <text:p text:style-name="P5"/>
      <text:p text:style-name="P5">parte_fabrica_articulos(<text:span text:style-name="T1">#parte id, #articulo id,</text:span><text:span text:style-name="T2"> tiempo, cantidad</text:span>)</text:p>
      <text:p text:style-name="P5"><text:tab/>parte_id → parte_produccion(NOT NULL, BC, MR)</text:p>
      <text:p text:style-name="P5"><text:tab/>articulo_id → articulos(NOT NULL, BR, MR)</text:p>
      <text:p text:style-name="P5"/>
      <text:p text:style-name="P4">3 Regla de transformación relaciones 1:N</text:p>
      <text:p text:style-name="P4">(copio y pego el resultado de la seccion anterior)</text:p>
      <text:p text:style-name="P4"/>
      <text:p text:style-name="P6">Maquinas(<text:span text:style-name="T1">#id</text:span><text:span text:style-name="T2">, nombre, fehca_compra, valor</text:span>)</text:p>
      <text:p text:style-name="P6"/>
      <text:p text:style-name="P6">Empleados(<text:span text:style-name="T1">#id</text:span><text:span text:style-name="T2">, nombre apellidos, </text:span><text:span text:style-name="T3">dni</text:span>)</text:p>
      <text:p text:style-name="P6">Parte_produccion(<text:span text:style-name="T1">#id,</text:span><text:span text:style-name="T2"> </text:span><text:span text:style-name="T3">num_parte</text:span><text:span text:style-name="T2">, fecha_emision, fecha_final, coste_total</text:span>)</text:p>
      <text:p text:style-name="P6">Articulos(<text:span text:style-name="T1">#id,</text:span><text:span text:style-name="T2"> nombre, modelo, coste, precio</text:span>)</text:p>
      <text:p text:style-name="P6"/>
      <text:p text:style-name="P7">maquina_usa_taller(<text:span text:style-name="T1">#maquina taller, #taller id,</text:span><text:span text:style-name="T2"> inicio, fin, tiempo-d</text:span>)</text:p>
      <text:p text:style-name="P7"><text:tab/>maquina_id → Maquinas(NOT NULL,BR, MR)</text:p>
      <text:p text:style-name="P7"><text:tab/>taller_id → Talleres(NOT NULL, BR, MR)</text:p>
      <text:p text:style-name="P7">taller_realiza_parte(<text:span text:style-name="T1">#taller id, #parte id</text:span>)</text:p>
      <text:p text:style-name="P7"><text:tab/>taller_id → talleres(NOT NULL, BR, MR)</text:p>
      <text:p text:style-name="P7"/>
      <text:p text:style-name="P7">parte_fabrica_articulos(<text:span text:style-name="T1">#parte id, #articulo id,</text:span><text:span text:style-name="T2"> tiempo, cantidad</text:span>)</text:p>
      <text:p text:style-name="P7"><text:tab/>parte_id → parte_produccion(NOT NULL, BC, MR)</text:p>
      <text:p text:style-name="P7"><text:soft-page-break/><text:tab/>articulo_id → articulos(NOT NULL, BR, MR)</text:p>
      <text:p text:style-name="P7"/>
      <text:p text:style-name="P8">Empleados(<text:span text:style-name="T1">#id,</text:span><text:span text:style-name="T2"> nombre, apellidos, </text:span><text:span text:style-name="T3">dni</text:span><text:span text:style-name="T2">, </text:span><text:span text:style-name="T4">taller_id</text:span>)</text:p>
      <text:p text:style-name="P8"><text:tab/>taller_id → Talleres (NOT NULL, BR, MR)</text:p>
      <text:p text:style-name="P8"/>
      <text:p text:style-name="P6">Talleres(<text:span text:style-name="T1">#id</text:span><text:span text:style-name="T2">, nombre, función, </text:span><text:span text:style-name="T5">jefe_id</text:span>)</text:p>
      <text:p text:style-name="P6"><text:tab/><text:span text:style-name="T6">jefe_id → empleados(NOT NULL, BR, MR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09:57:42.120855200</meta:creation-date>
    <dc:date>2025-11-24T10:31:21.134896800</dc:date>
    <meta:editing-duration>PT47S</meta:editing-duration>
    <meta:editing-cycles>1</meta:editing-cycles>
    <meta:document-statistic meta:table-count="0" meta:image-count="0" meta:object-count="0" meta:page-count="2" meta:paragraph-count="42" meta:word-count="221" meta:character-count="1882" meta:non-whitespace-character-count="1690"/>
    <meta:generator>LibreOffice/25.2.6.2$Windows_X86_64 LibreOffice_project/729c5bfe710f5eb71ed3bbde9e06a6065e9c6c5d</meta:generator>
  </office:meta>
</office:document-meta>
</file>